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ttpConsumerMarshaler.getResponseEncodingStream( String acceptEncoding , OutputStream data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HttpConsumerMarshaler.getRequestEncodingStream( String contentEncoding , InputStream data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HttpConsumerMarshaler.addResponseHeaders( MessageExchange exchange , HttpServletRequest reques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